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469cm" svg:height="0.926cm" draw:transform="skewX (0.0010471975511966) rotate (-1.55142317209776) translate (6.752702415348cm 3.0801184042548cm)" svg:viewBox="0 0 4470 927" svg:d="M391 927c240-4 1006-242 2123-278 1118-35 1445 127 1821 123 129 2 258-651-87-704-346-50-972-87-1881-57-909 27-1976 156-2257 202-283 45 42 721 281 714z">
          <text:p/>
        </draw:path>
        <draw:path draw:style-name="gr1" draw:text-style-name="P1" draw:layer="layout" svg:width="4.515cm" svg:height="0.781cm" draw:transform="skewX (-0.000174532925199435) rotate (-1.55299396842455) translate (3.932667896637cm 3.3930318388065cm)" svg:viewBox="0 0 4516 782" svg:d="M138 708c340 30 1097 62 1818 72 718 9 2152-25 2526-31 128 3-139-711-253-711-367 1-1042 105-1879 113-837 12-1939-99-2296-151-121-16-16 698 84 708z">
          <text:p/>
        </draw:path>
        <draw:path draw:style-name="gr1" draw:text-style-name="P1" draw:layer="layout" svg:width="1.537cm" svg:height="3.314cm" draw:transform="skewX (0.000698131700797733) rotate (-1.55229583672376) translate (6.625104274055cm 5.4524498702189cm)" svg:viewBox="0 0 1538 3315" svg:d="M1537 3125c-87-186-362-747-532-1440-171-693-177-1005-191-1301-12-295-811-518-814-291-3 228 140 1000 327 1697s316 1048 473 1464c61 163 765-45 737-129z">
          <text:p/>
        </draw:path>
        <draw:path draw:style-name="gr1" draw:text-style-name="P1" draw:layer="layout" svg:width="0.902cm" svg:height="0.661cm" draw:transform="rotate (-2.15687788961459) translate (4.06079114539899cm 3.4299614417959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244346095279196) rotate (-2.1556561591382) translate (6.66430699928399cm 3.217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3cm" svg:height="0.66cm" draw:transform="skewX (0.00122173047639606) rotate (-2.15652882376419) translate (4.094706971542cm 7.593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2cm" svg:height="0.661cm" draw:transform="skewX (0.00122173047639589) rotate (-2.1556561591382) translate (6.89862398526101cm 7.235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1cm" draw:transform="rotate (-2.15757602131539) translate (4.08765777377cm 6.389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6.871624478732cm 5.6116281084625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57cm" svg:height="1.46cm" draw:transform="rotate (-0.386066830541146) translate (5.1663266321704cm 1.458241976327cm)" svg:viewBox="0 0 958 1461" svg:d="M957 231c-14 217-426 1087-545 1208-118 121-449-286-409-418 40-133 295-779 310-940s658-67 644 150z">
          <text:p/>
        </draw:path>
        <draw:path draw:style-name="gr1" draw:text-style-name="P1" draw:layer="layout" svg:width="0.903cm" svg:height="0.66cm" draw:transform="skewX (0.00122173047639596) rotate (-2.15652882376419) translate (6.2238736382088cm 1.645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835cm" svg:height="0.55cm" draw:transform="skewX (0.00139626340159546) rotate (-2.15705242253979) translate (5.4364725199636cm 2.419024110951cm)" svg:viewBox="0 0 836 551" svg:d="M434 549c171-16 339-143 390-251 50-108-64-201-193-254-131-52-269-66-432 3s-262 183-153 322c109 138 218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5:07:41.459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12"/>
  </office:meta>
</office:document-meta>
</file>